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69mm"/>
    </style:style>
    <style:style style:name="co2" style:family="table-column">
      <style:table-column-properties fo:break-before="auto" style:column-width="85.87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52.92mm"/>
    </style:style>
    <style:style style:name="co5" style:family="table-column">
      <style:table-column-properties fo:break-before="auto" style:column-width="43.29mm"/>
    </style:style>
    <style:style style:name="co6" style:family="table-column">
      <style:table-column-properties fo:break-before="auto" style:column-width="30.5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4.57mm"/>
    </style:style>
    <style:style style:name="co9" style:family="table-column">
      <style:table-column-properties fo:break-before="auto" style:column-width="44.2mm"/>
    </style:style>
    <style:style style:name="co10" style:family="table-column">
      <style:table-column-properties fo:break-before="auto" style:column-width="99.48mm"/>
    </style:style>
    <style:style style:name="co11" style:family="table-column">
      <style:table-column-properties fo:break-before="auto" style:column-width="43.92mm"/>
    </style:style>
    <style:style style:name="co12" style:family="table-column">
      <style:table-column-properties fo:break-before="auto" style:column-width="148.77mm"/>
    </style:style>
    <style:style style:name="co13" style:family="table-column">
      <style:table-column-properties fo:break-before="auto" style:column-width="46.11mm"/>
    </style:style>
    <style:style style:name="co14" style:family="table-column">
      <style:table-column-properties fo:break-before="auto" style:column-width="53.46mm"/>
    </style:style>
    <style:style style:name="co15" style:family="table-column">
      <style:table-column-properties fo:break-before="auto" style:column-width="48.56mm"/>
    </style:style>
    <style:style style:name="co16" style:family="table-column">
      <style:table-column-properties fo:break-before="auto" style:column-width="128.62mm"/>
    </style:style>
    <style:style style:name="co17" style:family="table-column">
      <style:table-column-properties fo:break-before="auto" style:column-width="146.86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resupuesto-2017-por-finalidad-y-func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Nivel</text:p>
          </table:table-cell>
          <table:table-cell office:value-type="string" calcext:value-type="string">
            <text:p>Clasificación por finalidad y función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Departamento Ejecutivo</text:p>
          </table:table-cell>
          <table:table-cell office:value-type="string" calcext:value-type="string">
            <text:p>Gobierno</text:p>
          </table:table-cell>
          <table:table-cell office:value-type="string" calcext:value-type="string">
            <text:p>Economia</text:p>
          </table:table-cell>
          <table:table-cell office:value-type="string" calcext:value-type="string">
            <text:p>Servicios Publicos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Salud</text:p>
          </table:table-cell>
          <table:table-cell office:value-type="string" calcext:value-type="string">
            <text:p>Planeamiento e Infraestructura</text:p>
          </table:table-cell>
          <table:table-cell office:value-type="string" calcext:value-type="string">
            <text:p>Trib de Cuentas</text:p>
          </table:table-cell>
          <table:table-cell office:value-type="string" calcext:value-type="string">
            <text:p>Trib de Faltas</text:p>
          </table:table-cell>
          <table:table-cell office:value-type="string" calcext:value-type="string">
            <text:p>Concejo Deliberante</text:p>
          </table:table-cell>
          <table:table-cell office:value-type="string" calcext:value-type="string">
            <text:p>Educacion</text:p>
          </table:table-cell>
          <table:table-cell office:value-type="string" calcext:value-type="string">
            <text:p>Cultura</text:p>
          </table:table-cell>
          <table:table-cell office:value-type="string" calcext:value-type="string">
            <text:p>Control y Fiscalizacion</text:p>
          </table:table-cell>
          <table:table-cell office:value-type="string" calcext:value-type="string">
            <text:p>Modernizacion</text:p>
          </table:table-cell>
        </table:table-row>
        <table:table-row table:style-name="ro1">
          <table:table-cell/>
          <table:table-cell office:value-type="string" calcext:value-type="string">
            <text:p>Total General</text:p>
          </table:table-cell>
          <table:table-cell office:value-type="float" office:value="20088528457" calcext:value-type="float">
            <text:p>20088528457</text:p>
          </table:table-cell>
          <table:table-cell office:value-type="float" office:value="283718685" calcext:value-type="float">
            <text:p>283718685</text:p>
          </table:table-cell>
          <table:table-cell office:value-type="float" office:value="2519597142" calcext:value-type="float">
            <text:p>2519597142</text:p>
          </table:table-cell>
          <table:table-cell office:value-type="float" office:value="2481473854" calcext:value-type="float">
            <text:p>2481473854</text:p>
          </table:table-cell>
          <table:table-cell office:value-type="float" office:value="4203136363" calcext:value-type="float">
            <text:p>4203136363</text:p>
          </table:table-cell>
          <table:table-cell office:value-type="float" office:value="725306193" calcext:value-type="float">
            <text:p>725306193</text:p>
          </table:table-cell>
          <table:table-cell office:value-type="float" office:value="2334862835" calcext:value-type="float">
            <text:p>2334862835</text:p>
          </table:table-cell>
          <table:table-cell office:value-type="float" office:value="4820100220" calcext:value-type="float">
            <text:p>4820100220</text:p>
          </table:table-cell>
          <table:table-cell office:value-type="float" office:value="142911013" calcext:value-type="float">
            <text:p>142911013</text:p>
          </table:table-cell>
          <table:table-cell office:value-type="float" office:value="152133118" calcext:value-type="float">
            <text:p>152133118</text:p>
          </table:table-cell>
          <table:table-cell office:value-type="float" office:value="246675680" calcext:value-type="float">
            <text:p>246675680</text:p>
          </table:table-cell>
          <table:table-cell office:value-type="float" office:value="1389458566" calcext:value-type="float">
            <text:p>1389458566</text:p>
          </table:table-cell>
          <table:table-cell office:value-type="float" office:value="232187695" calcext:value-type="float">
            <text:p>232187695</text:p>
          </table:table-cell>
          <table:table-cell office:value-type="float" office:value="269361227" calcext:value-type="float">
            <text:p>269361227</text:p>
          </table:table-cell>
          <table:table-cell office:value-type="float" office:value="287605866" calcext:value-type="float">
            <text:p>287605866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1 <text:s text:c="5"/>Administracion General</text:p>
          </table:table-cell>
          <table:table-cell office:value-type="float" office:value="4011501146" calcext:value-type="float">
            <text:p>4011501146</text:p>
          </table:table-cell>
          <table:table-cell office:value-type="float" office:value="247306379" calcext:value-type="float">
            <text:p>247306379</text:p>
          </table:table-cell>
          <table:table-cell office:value-type="float" office:value="704898186" calcext:value-type="float">
            <text:p>704898186</text:p>
          </table:table-cell>
          <table:table-cell office:value-type="float" office:value="641847269" calcext:value-type="float">
            <text:p>641847269</text:p>
          </table:table-cell>
          <table:table-cell office:value-type="float" office:value="47464689" calcext:value-type="float">
            <text:p>47464689</text:p>
          </table:table-cell>
          <table:table-cell office:value-type="float" office:value="653320101" calcext:value-type="float">
            <text:p>653320101</text:p>
          </table:table-cell>
          <table:table-cell office:value-type="float" office:value="409017961" calcext:value-type="float">
            <text:p>409017961</text:p>
          </table:table-cell>
          <table:table-cell office:value-type="float" office:value="166005888" calcext:value-type="float">
            <text:p>166005888</text:p>
          </table:table-cell>
          <table:table-cell office:value-type="float" office:value="142911013" calcext:value-type="float">
            <text:p>142911013</text:p>
          </table:table-cell>
          <table:table-cell office:value-type="float" office:value="152133118" calcext:value-type="float">
            <text:p>152133118</text:p>
          </table:table-cell>
          <table:table-cell office:value-type="float" office:value="246675680" calcext:value-type="float">
            <text:p>246675680</text:p>
          </table:table-cell>
          <table:table-cell office:value-type="float" office:value="203217222" calcext:value-type="float">
            <text:p>203217222</text:p>
          </table:table-cell>
          <table:table-cell office:value-type="float" office:value="57388140" calcext:value-type="float">
            <text:p>57388140</text:p>
          </table:table-cell>
          <table:table-cell office:value-type="float" office:value="51709634" calcext:value-type="float">
            <text:p>51709634</text:p>
          </table:table-cell>
          <table:table-cell office:value-type="float" office:value="287605866" calcext:value-type="float">
            <text:p>2876058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 <text:s text:c="5"/>Conduccion Ejecutiva</text:p>
          </table:table-cell>
          <table:table-cell office:value-type="float" office:value="1349563021" calcext:value-type="float">
            <text:p>1349563021</text:p>
          </table:table-cell>
          <table:table-cell office:value-type="float" office:value="170724140" calcext:value-type="float">
            <text:p>170724140</text:p>
          </table:table-cell>
          <table:table-cell office:value-type="float" office:value="103058183" calcext:value-type="float">
            <text:p>103058183</text:p>
          </table:table-cell>
          <table:table-cell office:value-type="float" office:value="52205189" calcext:value-type="float">
            <text:p>52205189</text:p>
          </table:table-cell>
          <table:table-cell office:value-type="float" office:value="47464689" calcext:value-type="float">
            <text:p>47464689</text:p>
          </table:table-cell>
          <table:table-cell office:value-type="float" office:value="190751035" calcext:value-type="float">
            <text:p>190751035</text:p>
          </table:table-cell>
          <table:table-cell office:value-type="float" office:value="409017961" calcext:value-type="float">
            <text:p>409017961</text:p>
          </table:table-cell>
          <table:table-cell office:value-type="float" office:value="84830885" calcext:value-type="float">
            <text:p>84830885</text:p>
          </table:table-cell>
          <table:table-cell table:number-columns-repeated="3"/>
          <table:table-cell office:value-type="float" office:value="203217222" calcext:value-type="float">
            <text:p>203217222</text:p>
          </table:table-cell>
          <table:table-cell office:value-type="float" office:value="57388140" calcext:value-type="float">
            <text:p>57388140</text:p>
          </table:table-cell>
          <table:table-cell office:value-type="float" office:value="24605463" calcext:value-type="float">
            <text:p>24605463</text:p>
          </table:table-cell>
          <table:table-cell office:value-type="float" office:value="6300113" calcext:value-type="float">
            <text:p>63001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 <text:s text:c="5"/>Administracion Fiscal</text:p>
          </table:table-cell>
          <table:table-cell office:value-type="float" office:value="524172858" calcext:value-type="float">
            <text:p>524172858</text:p>
          </table:table-cell>
          <table:table-cell table:number-columns-repeated="2"/>
          <table:table-cell office:value-type="float" office:value="524172858" calcext:value-type="float">
            <text:p>524172858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 <text:s text:c="5"/>Control Fiscal</text:p>
          </table:table-cell>
          <table:table-cell office:value-type="float" office:value="142911013" calcext:value-type="float">
            <text:p>142911013</text:p>
          </table:table-cell>
          <table:table-cell table:number-columns-repeated="7"/>
          <table:table-cell office:value-type="float" office:value="142911013" calcext:value-type="float">
            <text:p>142911013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 <text:s text:c="5"/>Legislacion</text:p>
          </table:table-cell>
          <table:table-cell office:value-type="float" office:value="246675680" calcext:value-type="float">
            <text:p>246675680</text:p>
          </table:table-cell>
          <table:table-cell table:number-columns-repeated="9"/>
          <table:table-cell office:value-type="float" office:value="246675680" calcext:value-type="float">
            <text:p>24667568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5 <text:s text:c="5"/>Administracion Gral Sin Discrim.</text:p>
          </table:table-cell>
          <table:table-cell office:value-type="float" office:value="1748178575" calcext:value-type="float">
            <text:p>1748178575</text:p>
          </table:table-cell>
          <table:table-cell office:value-type="float" office:value="76582240" calcext:value-type="float">
            <text:p>76582240</text:p>
          </table:table-cell>
          <table:table-cell office:value-type="float" office:value="601840003" calcext:value-type="float">
            <text:p>601840003</text:p>
          </table:table-cell>
          <table:table-cell office:value-type="float" office:value="65469222" calcext:value-type="float">
            <text:p>65469222</text:p>
          </table:table-cell>
          <table:table-cell/>
          <table:table-cell office:value-type="float" office:value="462569066" calcext:value-type="float">
            <text:p>462569066</text:p>
          </table:table-cell>
          <table:table-cell/>
          <table:table-cell office:value-type="float" office:value="81175003" calcext:value-type="float">
            <text:p>81175003</text:p>
          </table:table-cell>
          <table:table-cell/>
          <table:table-cell office:value-type="float" office:value="152133118" calcext:value-type="float">
            <text:p>152133118</text:p>
          </table:table-cell>
          <table:table-cell table:number-columns-repeated="3"/>
          <table:table-cell office:value-type="float" office:value="27104170" calcext:value-type="float">
            <text:p>27104170</text:p>
          </table:table-cell>
          <table:table-cell office:value-type="float" office:value="281305753" calcext:value-type="float">
            <text:p>281305753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2 <text:s text:c="5"/>Sanidad</text:p>
          </table:table-cell>
          <table:table-cell office:value-type="float" office:value="2557933308" calcext:value-type="float">
            <text:p>2557933308</text:p>
          </table:table-cell>
          <table:table-cell table:number-columns-repeated="5"/>
          <table:table-cell office:value-type="float" office:value="1880745777" calcext:value-type="float">
            <text:p>1880745777</text:p>
          </table:table-cell>
          <table:table-cell office:value-type="float" office:value="677187531" calcext:value-type="float">
            <text:p>67718753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 <text:s text:c="5"/>Atencion Medica</text:p>
          </table:table-cell>
          <table:table-cell office:value-type="float" office:value="1824804515" calcext:value-type="float">
            <text:p>1824804515</text:p>
          </table:table-cell>
          <table:table-cell table:number-columns-repeated="5"/>
          <table:table-cell office:value-type="float" office:value="1824804515" calcext:value-type="float">
            <text:p>1824804515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 <text:s text:c="5"/>Ingenieria Sanitaria</text:p>
          </table:table-cell>
          <table:table-cell office:value-type="float" office:value="603220565" calcext:value-type="float">
            <text:p>603220565</text:p>
          </table:table-cell>
          <table:table-cell table:number-columns-repeated="6"/>
          <table:table-cell office:value-type="float" office:value="603220565" calcext:value-type="float">
            <text:p>60322056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 <text:s text:c="5"/>Sanidad Sin Discriminar</text:p>
          </table:table-cell>
          <table:table-cell office:value-type="float" office:value="129908229" calcext:value-type="float">
            <text:p>129908229</text:p>
          </table:table-cell>
          <table:table-cell table:number-columns-repeated="5"/>
          <table:table-cell office:value-type="float" office:value="55941262" calcext:value-type="float">
            <text:p>55941262</text:p>
          </table:table-cell>
          <table:table-cell office:value-type="float" office:value="73966967" calcext:value-type="float">
            <text:p>73966967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3 <text:s text:c="5"/>Servicios Especiales Urbanos</text:p>
          </table:table-cell>
          <table:table-cell office:value-type="float" office:value="4691765624" calcext:value-type="float">
            <text:p>4691765624</text:p>
          </table:table-cell>
          <table:table-cell/>
          <table:table-cell office:value-type="float" office:value="800000" calcext:value-type="float">
            <text:p>800000</text:p>
          </table:table-cell>
          <table:table-cell office:value-type="float" office:value="288000000" calcext:value-type="float">
            <text:p>288000000</text:p>
          </table:table-cell>
          <table:table-cell office:value-type="float" office:value="4155671674" calcext:value-type="float">
            <text:p>4155671674</text:p>
          </table:table-cell>
          <table:table-cell table:number-columns-repeated="2"/>
          <table:table-cell office:value-type="float" office:value="128039681" calcext:value-type="float">
            <text:p>128039681</text:p>
          </table:table-cell>
          <table:table-cell table:number-columns-repeated="5"/>
          <table:table-cell office:value-type="float" office:value="119254270" calcext:value-type="float">
            <text:p>11925427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 <text:s text:c="5"/>Higiene Urbana</text:p>
          </table:table-cell>
          <table:table-cell office:value-type="float" office:value="3327149559" calcext:value-type="float">
            <text:p>3327149559</text:p>
          </table:table-cell>
          <table:table-cell table:number-columns-repeated="3"/>
          <table:table-cell office:value-type="float" office:value="3327149559" calcext:value-type="float">
            <text:p>3327149559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 <text:s text:c="5"/>Cementerios</text:p>
          </table:table-cell>
          <table:table-cell office:value-type="float" office:value="124681695" calcext:value-type="float">
            <text:p>124681695</text:p>
          </table:table-cell>
          <table:table-cell table:number-columns-repeated="6"/>
          <table:table-cell office:value-type="float" office:value="124681695" calcext:value-type="float">
            <text:p>12468169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 <text:s text:c="5"/>Abastecimiento Urbano</text:p>
          </table:table-cell>
          <table:table-cell office:value-type="float" office:value="28905684" calcext:value-type="float">
            <text:p>28905684</text:p>
          </table:table-cell>
          <table:table-cell table:number-columns-repeated="12"/>
          <table:table-cell office:value-type="float" office:value="28905684" calcext:value-type="float">
            <text:p>289056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 <text:s text:c="5"/>Transporte Y Transito</text:p>
          </table:table-cell>
          <table:table-cell office:value-type="float" office:value="829322115" calcext:value-type="float">
            <text:p>829322115</text:p>
          </table:table-cell>
          <table:table-cell/>
          <table:table-cell office:value-type="float" office:value="800000" calcext:value-type="float">
            <text:p>800000</text:p>
          </table:table-cell>
          <table:table-cell/>
          <table:table-cell office:value-type="float" office:value="828522115" calcext:value-type="float">
            <text:p>82852211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5 <text:s text:c="5"/>Serv.Espec.Urbanos Sin Discriminar</text:p>
          </table:table-cell>
          <table:table-cell office:value-type="float" office:value="381706571" calcext:value-type="float">
            <text:p>381706571</text:p>
          </table:table-cell>
          <table:table-cell table:number-columns-repeated="2"/>
          <table:table-cell office:value-type="float" office:value="288000000" calcext:value-type="float">
            <text:p>288000000</text:p>
          </table:table-cell>
          <table:table-cell table:number-columns-repeated="3"/>
          <table:table-cell office:value-type="float" office:value="3357986" calcext:value-type="float">
            <text:p>3357986</text:p>
          </table:table-cell>
          <table:table-cell table:number-columns-repeated="5"/>
          <table:table-cell office:value-type="float" office:value="90348585" calcext:value-type="float">
            <text:p>9034858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4 <text:s text:c="5"/>Cultura Y Educacion</text:p>
          </table:table-cell>
          <table:table-cell office:value-type="float" office:value="1418563649" calcext:value-type="float">
            <text:p>1418563649</text:p>
          </table:table-cell>
          <table:table-cell office:value-type="float" office:value="2600000" calcext:value-type="float">
            <text:p>2600000</text:p>
          </table:table-cell>
          <table:table-cell table:number-columns-repeated="5"/>
          <table:table-cell office:value-type="float" office:value="54922750" calcext:value-type="float">
            <text:p>54922750</text:p>
          </table:table-cell>
          <table:table-cell table:number-columns-repeated="3"/>
          <table:table-cell office:value-type="float" office:value="1186241344" calcext:value-type="float">
            <text:p>1186241344</text:p>
          </table:table-cell>
          <table:table-cell office:value-type="float" office:value="174799555" calcext:value-type="float">
            <text:p>1747995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 <text:s text:c="5"/>Cultura</text:p>
          </table:table-cell>
          <table:table-cell office:value-type="float" office:value="202399555" calcext:value-type="float">
            <text:p>202399555</text:p>
          </table:table-cell>
          <table:table-cell office:value-type="float" office:value="2600000" calcext:value-type="float">
            <text:p>2600000</text:p>
          </table:table-cell>
          <table:table-cell table:number-columns-repeated="5"/>
          <table:table-cell office:value-type="float" office:value="25000000" calcext:value-type="float">
            <text:p>25000000</text:p>
          </table:table-cell>
          <table:table-cell table:number-columns-repeated="4"/>
          <table:table-cell office:value-type="float" office:value="174799555" calcext:value-type="float">
            <text:p>1747995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 <text:s text:c="5"/>Educacion</text:p>
          </table:table-cell>
          <table:table-cell office:value-type="float" office:value="1208600374" calcext:value-type="float">
            <text:p>1208600374</text:p>
          </table:table-cell>
          <table:table-cell table:number-columns-repeated="6"/>
          <table:table-cell office:value-type="float" office:value="29922750" calcext:value-type="float">
            <text:p>29922750</text:p>
          </table:table-cell>
          <table:table-cell table:number-columns-repeated="3"/>
          <table:table-cell office:value-type="float" office:value="1178677624" calcext:value-type="float">
            <text:p>1178677624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 <text:s text:c="5"/>Cultura Y Educacion Sin Discriminar</text:p>
          </table:table-cell>
          <table:table-cell office:value-type="float" office:value="7563720" calcext:value-type="float">
            <text:p>7563720</text:p>
          </table:table-cell>
          <table:table-cell table:number-columns-repeated="10"/>
          <table:table-cell office:value-type="float" office:value="7563720" calcext:value-type="float">
            <text:p>7563720</text:p>
          </table:table-cell>
          <table:table-cell table:number-columns-repeated="3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5 <text:s text:c="5"/>Desarrollo De La Economia</text:p>
          </table:table-cell>
          <table:table-cell office:value-type="float" office:value="3678796795" calcext:value-type="float">
            <text:p>3678796795</text:p>
          </table:table-cell>
          <table:table-cell office:value-type="float" office:value="30812305" calcext:value-type="float">
            <text:p>30812305</text:p>
          </table:table-cell>
          <table:table-cell table:number-columns-repeated="5"/>
          <table:table-cell office:value-type="float" office:value="3576873244" calcext:value-type="float">
            <text:p>3576873244</text:p>
          </table:table-cell>
          <table:table-cell table:number-columns-repeated="5"/>
          <table:table-cell office:value-type="float" office:value="71111245" calcext:value-type="float">
            <text:p>711112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 <text:s text:c="5"/>Infraestructura Vial</text:p>
          </table:table-cell>
          <table:table-cell office:value-type="float" office:value="2247761299" calcext:value-type="float">
            <text:p>2247761299</text:p>
          </table:table-cell>
          <table:table-cell table:number-columns-repeated="6"/>
          <table:table-cell office:value-type="float" office:value="2247761299" calcext:value-type="float">
            <text:p>224776129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 <text:s text:c="5"/>Alumbrado Y Gas</text:p>
          </table:table-cell>
          <table:table-cell office:value-type="float" office:value="661344015" calcext:value-type="float">
            <text:p>661344015</text:p>
          </table:table-cell>
          <table:table-cell table:number-columns-repeated="6"/>
          <table:table-cell office:value-type="float" office:value="661344015" calcext:value-type="float">
            <text:p>66134401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 <text:s text:c="5"/>Turismo</text:p>
          </table:table-cell>
          <table:table-cell table:number-columns-repeated="2" office:value-type="float" office:value="30812305" calcext:value-type="float">
            <text:p>3081230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 <text:s text:c="5"/>Desarrollo De La Econ.Sin Discrim.</text:p>
          </table:table-cell>
          <table:table-cell office:value-type="float" office:value="738879176" calcext:value-type="float">
            <text:p>738879176</text:p>
          </table:table-cell>
          <table:table-cell table:number-columns-repeated="6"/>
          <table:table-cell office:value-type="float" office:value="667767931" calcext:value-type="float">
            <text:p>667767931</text:p>
          </table:table-cell>
          <table:table-cell table:number-columns-repeated="5"/>
          <table:table-cell office:value-type="float" office:value="71111245" calcext:value-type="float">
            <text:p>71111245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6 <text:s text:c="5"/>Bienestar Social</text:p>
          </table:table-cell>
          <table:table-cell office:value-type="float" office:value="2178341350" calcext:value-type="float">
            <text:p>217834135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813898955" calcext:value-type="float">
            <text:p>1813898955</text:p>
          </table:table-cell>
          <table:table-cell table:number-columns-repeated="2"/>
          <table:table-cell office:value-type="float" office:value="71986092" calcext:value-type="float">
            <text:p>71986092</text:p>
          </table:table-cell>
          <table:table-cell office:value-type="float" office:value="45099097" calcext:value-type="float">
            <text:p>45099097</text:p>
          </table:table-cell>
          <table:table-cell office:value-type="float" office:value="217071126" calcext:value-type="float">
            <text:p>217071126</text:p>
          </table:table-cell>
          <table:table-cell table:number-columns-repeated="5"/>
          <table:table-cell office:value-type="float" office:value="27286079" calcext:value-type="float">
            <text:p>2728607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 <text:s text:c="5"/>Promocion Y Asistencia Social</text:p>
          </table:table-cell>
          <table:table-cell office:value-type="float" office:value="299941001" calcext:value-type="float">
            <text:p>299941001</text:p>
          </table:table-cell>
          <table:table-cell/>
          <table:table-cell office:value-type="float" office:value="182855812" calcext:value-type="float">
            <text:p>182855812</text:p>
          </table:table-cell>
          <table:table-cell table:number-columns-repeated="2"/>
          <table:table-cell office:value-type="float" office:value="71986092" calcext:value-type="float">
            <text:p>71986092</text:p>
          </table:table-cell>
          <table:table-cell office:value-type="float" office:value="45099097" calcext:value-type="float">
            <text:p>45099097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2 <text:s text:c="5"/>Deportes Y Recreacion</text:p>
          </table:table-cell>
          <table:table-cell office:value-type="float" office:value="178140357" calcext:value-type="float">
            <text:p>178140357</text:p>
          </table:table-cell>
          <table:table-cell/>
          <table:table-cell office:value-type="float" office:value="178140357" calcext:value-type="float">
            <text:p>178140357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3 <text:s text:c="5"/>Vivienda Y Urbanismo</text:p>
          </table:table-cell>
          <table:table-cell office:value-type="float" office:value="1426485430" calcext:value-type="float">
            <text:p>1426485430</text:p>
          </table:table-cell>
          <table:table-cell/>
          <table:table-cell office:value-type="float" office:value="1209414304" calcext:value-type="float">
            <text:p>1209414304</text:p>
          </table:table-cell>
          <table:table-cell table:number-columns-repeated="4"/>
          <table:table-cell office:value-type="float" office:value="217071126" calcext:value-type="float">
            <text:p>21707112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4 <text:s text:c="5"/>Bienestar Social Sin Discriminar</text:p>
          </table:table-cell>
          <table:table-cell office:value-type="float" office:value="273774562" calcext:value-type="float">
            <text:p>27377456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43488483" calcext:value-type="float">
            <text:p>243488483</text:p>
          </table:table-cell>
          <table:table-cell table:number-columns-repeated="10"/>
          <table:table-cell office:value-type="float" office:value="27286079" calcext:value-type="float">
            <text:p>27286079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7 <text:s text:c="5"/>Deuda Publica</text:p>
          </table:table-cell>
          <table:table-cell office:value-type="float" office:value="600000000" calcext:value-type="float">
            <text:p>600000000</text:p>
          </table:table-cell>
          <table:table-cell table:number-columns-repeated="2"/>
          <table:table-cell office:value-type="float" office:value="600000000" calcext:value-type="float">
            <text:p>600000000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 <text:s text:c="5"/>Deuda Publica</text:p>
          </table:table-cell>
          <table:table-cell office:value-type="float" office:value="600000000" calcext:value-type="float">
            <text:p>600000000</text:p>
          </table:table-cell>
          <table:table-cell table:number-columns-repeated="2"/>
          <table:table-cell office:value-type="float" office:value="600000000" calcext:value-type="float">
            <text:p>600000000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8 <text:s text:c="5"/>Gastos A Clasificar</text:p>
          </table:table-cell>
          <table:table-cell office:value-type="float" office:value="951626585" calcext:value-type="float">
            <text:p>951626585</text:p>
          </table:table-cell>
          <table:table-cell table:number-columns-repeated="2"/>
          <table:table-cell office:value-type="float" office:value="951626585" calcext:value-type="float">
            <text:p>95162658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1 <text:s text:c="5"/>Gastos A Clasif. Por Distribucion</text:p>
          </table:table-cell>
          <table:table-cell office:value-type="float" office:value="951626585" calcext:value-type="float">
            <text:p>951626585</text:p>
          </table:table-cell>
          <table:table-cell table:number-columns-repeated="2"/>
          <table:table-cell office:value-type="float" office:value="951626585" calcext:value-type="float">
            <text:p>951626585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Total General Neto</text:p>
          </table:table-cell>
          <table:table-cell office:value-type="float" office:value="20088528457" calcext:value-type="float">
            <text:p>20088528457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0T18:09:25.306294782</dc:date>
    <meta:editing-duration>PT14M58S</meta:editing-duration>
    <meta:editing-cycles>3</meta:editing-cycles>
    <meta:generator>LibreOffice/5.1.4.2$Linux_X86_64 LibreOffice_project/10m0$Build-2</meta:generator>
    <meta:document-statistic meta:table-count="1" meta:cell-count="229" meta:object-count="0"/>
  </office:meta>
</office:document-meta>
</file>